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518D000043991C7B347C.svm"/>
  <manifest:file-entry manifest:media-type="" manifest:full-path="Pictures/2000000900001C1E00001CF1D20E11A6.svm"/>
  <manifest:file-entry manifest:media-type="" manifest:full-path="Pictures/2000000900007A950000578B132D3B58.svm"/>
  <manifest:file-entry manifest:media-type="" manifest:full-path="Pictures/2000000900000B100000099E45639CE7.svm"/>
  <manifest:file-entry manifest:media-type="" manifest:full-path="Pictures/20000009000016A300002C8DEA2F73FA.svm"/>
  <manifest:file-entry manifest:media-type="" manifest:full-path="Pictures/2000000900007A4500003418876F8DA7.svm"/>
  <manifest:file-entry manifest:media-type="" manifest:full-path="Pictures/2000000900002EB800000FB71606B39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3pt" style:font-size-asian="13pt" style:font-size-complex="13pt"/>
    </style:style>
    <style:style style:name="P2" style:family="paragraph" style:parent-style-name="Text_20_body" style:list-style-name="L7"/>
    <style:style style:name="P3" style:family="paragraph" style:parent-style-name="Text_20_body" style:list-style-name="L9"/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Text_20_body">
      <style:paragraph-properties fo:margin-top="0cm" fo:margin-bottom="0cm" fo:text-align="center" style:justify-single-word="false"/>
    </style:style>
    <style:style style:name="P8" style:family="paragraph" style:parent-style-name="Text_20_body" style:list-style-name="L2">
      <style:paragraph-properties fo:margin-top="0cm" fo:margin-bottom="0cm" fo:text-align="start" style:justify-single-word="false"/>
      <style:text-properties fo:font-size="13pt" style:font-size-asian="13pt" style:font-size-complex="13pt"/>
    </style:style>
    <style:style style:name="P9" style:family="paragraph" style:parent-style-name="Text_20_body" style:list-style-name="L5">
      <style:paragraph-properties fo:margin-top="0cm" fo:margin-bottom="0cm"/>
    </style:style>
    <style:style style:name="P10" style:family="paragraph" style:parent-style-name="Text_20_body" style:list-style-name="L7">
      <style:paragraph-properties fo:margin-top="0cm" fo:margin-bottom="0cm"/>
    </style:style>
    <style:style style:name="P11" style:family="paragraph" style:parent-style-name="Table_20_Contents">
      <style:text-properties fo:font-size="13pt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Heading_20_1">
      <style:paragraph-properties fo:text-align="center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uita azeddine</text:p>
      <text:p text:style-name="Standard">Baiyssac robin</text:p>
      <text:p text:style-name="Text_20_body"/>
      <text:p text:style-name="Text_20_body"/>
      <text:p text:style-name="Text_20_body"><text:tab/><text:tab/><text:tab/><text:tab/><text:span text:style-name="T3">TP1 SADH</text:span> </text:p>
      <text:h text:style-name="Heading_20_1" text:outline-level="1">I. Schématisation et fonctionnement</text:h>
      <text:p text:style-name="Text_20_body">1.</text:p>
      <text:p text:style-name="P4"/>
      <text:p text:style-name="P4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2">leur symbole normalisé</text:p>
          </table:table-cell>
          <table:table-cell table:style-name="Tableau2.A1" office:value-type="string">
            <text:list xml:id="list32265983" text:style-name="L2">
              <text:list-header>
                <text:p text:style-name="P8">leur marques</text:p>
              </text:list-header>
            </text:list>
          </table:table-cell>
          <table:table-cell table:style-name="Tableau2.A1" office:value-type="string">
            <text:p text:style-name="P7"><text:span text:style-name="T4">leur référence</text:span> </text:p>
          </table:table-cell>
          <table:table-cell table:style-name="Tableau2.D1" office:value-type="string">
            <text:p text:style-name="P1">les caractéristiques principales en les chiffrant.</text:p>
          </table:table-cell>
        </table:table-row>
        <table:table-row>
          <table:table-cell table:style-name="Tableau2.A2" office:value-type="string">
            <text:p text:style-name="Table_20_Contents"><draw:frame draw:style-name="fr1" draw:name="images1" text:anchor-type="paragraph" svg:width="2.524cm" svg:height="3.59cm" draw:z-index="0"><draw:image xlink:href="Pictures/20000009000016A300002C8DEA2F73FA.svm" xlink:type="simple" xlink:show="embed" xlink:actuate="onLoad"/></draw:frame></text:p>
          </table:table-cell>
          <table:table-cell table:style-name="Tableau2.A2" office:value-type="string">
            <text:p text:style-name="Table_20_Contents">Fayat group</text:p>
          </table:table-cell>
          <table:table-cell table:style-name="Tableau2.A2" office:value-type="string">
            <text:p text:style-name="Table_20_Contents">LRI 10M</text:p>
          </table:table-cell>
          <table:table-cell table:style-name="Tableau2.D2" office:value-type="string">
            <text:p text:style-name="Table_20_Contents">10L</text:p>
            <text:p text:style-name="Table_20_Contents">Tmax 80°C</text:p>
            <text:p text:style-name="Table_20_Contents">Tmin -20°C</text:p>
            <text:p text:style-name="Table_20_Contents">PS 16 Bar</text:p>
            <text:p text:style-name="Table_20_Contents">PT 24 Bar</text:p>
          </table:table-cell>
        </table:table-row>
        <table:table-row>
          <table:table-cell table:style-name="Tableau2.A2" office:value-type="string">
            <text:p text:style-name="Table_20_Contents"><draw:frame draw:style-name="fr1" draw:name="images2" text:anchor-type="paragraph" svg:width="2.469cm" svg:height="1.894cm" draw:z-index="1"><draw:image xlink:href="Pictures/2000000900000B100000099E45639CE7.svm" xlink:type="simple" xlink:show="embed" xlink:actuate="onLoad"/></draw:frame></text:p>
          </table:table-cell>
          <table:table-cell table:style-name="Tableau2.A2" office:value-type="string">
            <text:p text:style-name="Table_20_Contents">FUJI</text:p>
          </table:table-cell>
          <table:table-cell table:style-name="Tableau2.A2" office:value-type="string">
            <text:p text:style-name="Table_20_Contents">FKPT02V4PACYY0Y</text:p>
          </table:table-cell>
          <table:table-cell table:style-name="Tableau2.D2" office:value-type="string">
            <text:p text:style-name="Table_20_Contents">4-20mA</text:p>
            <text:p text:style-name="Table_20_Contents">10,5-40V dc</text:p>
          </table:table-cell>
        </table:table-row>
        <table:table-row>
          <table:table-cell table:style-name="Tableau2.A2" office:value-type="string">
            <text:p text:style-name="Table_20_Contents"><draw:frame draw:style-name="fr1" draw:name="images3" text:anchor-type="paragraph" svg:width="3.51cm" svg:height="3.27cm" draw:z-index="2"><draw:image xlink:href="Pictures/2000000900001C1E00001CF1D20E11A6.svm" xlink:type="simple" xlink:show="embed" xlink:actuate="onLoad"/></draw:frame>VR2</text:p>
          </table:table-cell>
          <table:table-cell table:style-name="Tableau2.A2" office:value-type="string">
            <text:p text:style-name="Table_20_Contents">Masoneilan</text:p>
          </table:table-cell>
          <table:table-cell table:style-name="Tableau2.A2" office:value-type="string">
            <text:p text:style-name="Table_20_Contents">28-28412</text:p>
          </table:table-cell>
          <table:table-cell table:style-name="Tableau2.D2" office:value-type="string">
            <text:p text:style-name="Table_20_Contents"/>
          </table:table-cell>
        </table:table-row>
      </table:table>
      <text:list xml:id="list32539361" text:style-name="L5">
        <text:list-item>
          <text:p text:style-name="P9">Pour chaque transmetteur, préciser s’il est 2,3 ou 4 fils, ainsi que son câblage sur la maquette.</text:p>
          <text:p text:style-name="P9">Il y a un transmetteur de pression qui est relie en 2 fils</text:p>
          <text:p text:style-name="P9"/>
        </text:list-item>
        <text:list-item>
          <text:p text:style-name="P9">Pour chaque transmetteur, préciser son principe de fonctionnement. </text:p>
          <text:p text:style-name="P9">Une membrane de silicium reçoit la pression différentiel grâce a des capteur et qui ensuite fais varie l information selon la pression</text:p>
        </text:list-item>
      </text:list>
      <text:p text:style-name="P4"/>
      <text:p text:style-name="P4"/>
      <text:p text:style-name="P4"/>
      <text:p text:style-name="P4"/>
      <text:list xml:id="list34565655" text:continue-numbering="true" text:style-name="L5">
        <text:list-item>
          <text:p text:style-name="P9"><text:soft-page-break/>Préciser les éléments suivants : </text:p>
        </text:list-item>
        <text:list-item text:style-override="L7">
          <text:p text:style-name="P10">la grandeur réglée : la pression</text:p>
        </text:list-item>
        <text:list-item text:style-override="L7">
          <text:p text:style-name="P10">la grandeur réglante : le débit</text:p>
        </text:list-item>
        <text:list-item text:style-override="L7">
          <text:p text:style-name="P10">l’organe de réglage : la vanne</text:p>
        </text:list-item>
        <text:list-item text:style-override="L7">
          <text:p text:style-name="P2">une grandeur perturbatrice : débit de sortie</text:p>
        </text:list-item>
      </text:list>
      <text:list xml:id="list32722283" text:style-name="L9">
        <text:list-item>
          <text:list>
            <text:list-item>
              <text:list>
                <text:list-item>
                  <text:p text:style-name="P3">Expliquer le fonctionnement de la maquette.</text:p>
                  <text:p text:style-name="P3">L air arrive et passe par la vanne automatique puis rejoint le réservoir dans lequel la pression est mesure</text:p>
                </text:list-item>
                <text:list-item>
                  <text:p text:style-name="P3"><draw:frame draw:style-name="fr2" draw:name="images4" text:anchor-type="paragraph" svg:x="2.014cm" svg:y="1.244cm" svg:width="11.174cm" svg:height="7.29cm" draw:z-index="3"><draw:image xlink:href="Pictures/200000090000518D000043991C7B347C.svm" xlink:type="simple" xlink:show="embed" xlink:actuate="onLoad"/></draw:frame>Proposer un schéma TI de votre maquette.</text:p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2" draw:name="images5" text:anchor-type="paragraph" svg:x="0.159cm" svg:y="8.985cm" svg:width="17cm" svg:height="7.243cm" draw:z-index="4"><draw:image xlink:href="Pictures/2000000900007A4500003418876F8DA7.svm" xlink:type="simple" xlink:show="embed" xlink:actuate="onLoad"/></draw:frame><text:tab/><text:tab/></text:p>
      <text:p text:style-name="Text_20_body"><text:tab/><text:tab/>7.</text:p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1"><text:soft-page-break/>II. Mode manuel </text:h>
      <text:p text:style-name="Text_20_body"/>
      <text:p text:style-name="Text_20_body">2. Donner alors la valeur de la commande. (1 pt) </text:p>
      <text:p text:style-name="Standard"><draw:frame draw:style-name="fr2" draw:name="images6" text:anchor-type="paragraph" svg:x="0.854cm" svg:y="0.619cm" svg:width="11.959cm" svg:height="4.023cm" draw:z-index="5"><draw:image xlink:href="Pictures/2000000900002EB800000FB71606B396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3. Le procédé est-il stable ? Justifiez votre réponse. </text:p>
      <text:p text:style-name="Text_20_body">C'est un procède stable car le régulateur il régule la pression dans le réservoir</text:p>
      <text:p text:style-name="Text_20_body"/>
      <text:p text:style-name="Text_20_body"><draw:frame draw:style-name="fr2" draw:name="images7" text:anchor-type="paragraph" svg:x="0.132cm" svg:y="0.9cm" svg:width="17cm" svg:height="12.139cm" draw:z-index="6"><draw:image xlink:href="Pictures/2000000900007A950000578B132D3B58.svm" xlink:type="simple" xlink:show="embed" xlink:actuate="onLoad"/></draw:frame>4.</text:p>
      <text:p text:style-name="Text_20_body"/>
      <text:p text:style-name="Text_20_body"/>
      <text:p text:style-name="Text_20_body"><text:soft-page-break/>5.Relever la caractéristique statique de votre procédé </text:p>
      <text:p text:style-name="Text_20_body"><draw:frame draw:style-name="fr3" draw:name="Objet1" text:anchor-type="paragraph" svg:x="0.51cm" svg:y="0.337cm" svg:width="15.983cm" svg:height="8.998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6.Votre procédé est-il direct ou inverse ? </text:p>
      <text:p text:style-name="Standard">Il est direct car quand la commende augmente les autre procède augmente</text:p>
      <text:p text:style-name="Standard"/>
      <text:p text:style-name="Standard">7.Donner la valeur du gain statique pour une mesure de 50%. </text:p>
      <text:p text:style-name="Standard"/>
      <text:p text:style-name="Standard">K=S/E</text:p>
      <text:p text:style-name="Standard"><text:s text:c="2"/>=(68-0)/(60-20)</text:p>
      <text:p text:style-name="Standard"><text:s text:c="2"/>=1,7</text:p>
      <text:p text:style-name="Standard">la valeur du gain est de 1,7</text:p>
      <text:p text:style-name="Standard"/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0-15T11:53:22.51</meta:creation-date>
    <meta:document-statistic meta:table-count="1" meta:image-count="7" meta:object-count="1" meta:page-count="4" meta:paragraph-count="50" meta:word-count="264" meta:character-count="1518"/>
    <dc:date>2019-10-15T14:35:40.76</dc:date>
    <meta:editing-duration>PT8M55S</meta:editing-duration>
    <meta:editing-cycles>1</meta:editing-cycles>
    <meta:generator>LibreOffice/3.3$Win32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7cm" xlink:href="." xlink:type="simple" chart:class="chart:scatter" chart:style-name="ch1">
        <chart:legend chart:legend-position="end" svg:x="13.638cm" svg:y="4.136cm" chart:style-name="ch2"/>
        <chart:plot-area chart:style-name="ch3" chart:data-source-has-labels="both" svg:x="1.433cm" svg:y="0.929cm" svg:width="11.7cm" svg:height="6.958cm">
          <chartooo:coordinate-region svg:x="2.054cm" svg:y="1.141cm" svg:width="10.799cm" svg:height="6.073cm"/>
          <chart:axis chart:dimension="x" chart:name="primary-x" chart:style-name="ch4">
            <chart:title svg:x="6.247cm" svg:y="8.067cm" chart:style-name="ch5">
              <text:p>mesure en %</text:p>
            </chart:title>
            <chart:categories table:cell-range-address="local-table.$A$2:.$A$7"/>
          </chart:axis>
          <chart:axis chart:dimension="y" chart:name="primary-y" chart:style-name="ch6">
            <chart:title svg:x="0.527cm" svg:y="5.709cm" chart:style-name="ch7">
              <text:p>commende en %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0">
                <text:p>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